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602cm"/>
    </style:style>
    <style:style style:name="co33" style:family="table-column">
      <style:table-column-properties fo:break-before="auto" style:column-width="2.238cm"/>
    </style:style>
    <style:style style:name="co34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3">
          <table:error-message table:message-type="stop" table:display="true"/>
        </table:content-validation>
        <table:content-validation table:name="val3" table:condition="of:cell-content-is-in-list(&quot;-&quot;;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base-cell-address="'Mixer Config'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'Mixer Config'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'Mixer Config'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J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false" table:base-cell-address="'Mixer Config'.L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true" table:base-cell-address="'Mixer Config'.L3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13" table:base-cell-address="'Mixer Config'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6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default-cell-style-name="Default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Socket</text:p>
          </table:table-cell>
          <table:table-cell table:style-name="ce10" office:value-type="string" calcext:value-type="string">
            <text:p>Gain</text:p>
          </table:table-cell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/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Default" table:number-columns-repeated="3"/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number-columns-repeated="3" table:style-name="ce14" table:content-validation-name="val5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80" calcext:value-type="float">
            <text:p>5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00" calcext:value-type="float">
            <text:p>6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20" calcext:value-type="float">
            <text:p>6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40" calcext:value-type="float">
            <text:p>6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60" calcext:value-type="float">
            <text:p>6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80" calcext:value-type="float">
            <text:p>6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00" calcext:value-type="float">
            <text:p>7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20" calcext:value-type="float">
            <text:p>7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40" calcext:value-type="float">
            <text:p>7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60" calcext:value-type="float">
            <text:p>7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80" calcext:value-type="float">
            <text:p>7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0" calcext:value-type="float">
            <text:p>8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20" calcext:value-type="float">
            <text:p>8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40" calcext:value-type="float">
            <text:p>8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60" calcext:value-type="float">
            <text:p>8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80" calcext:value-type="float">
            <text:p>8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00" calcext:value-type="float">
            <text:p>9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20" calcext:value-type="float">
            <text:p>9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40" calcext:value-type="float">
            <text:p>9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60" calcext:value-type="float">
            <text:p>9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80" calcext:value-type="float">
            <text:p>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00" calcext:value-type="float">
            <text:p>1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20" calcext:value-type="float">
            <text:p>10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40" calcext:value-type="float">
            <text:p>10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60" calcext:value-type="float">
            <text:p>10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80" calcext:value-type="float">
            <text:p>10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00" calcext:value-type="float">
            <text:p>1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20" calcext:value-type="float">
            <text:p>1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40" calcext:value-type="float">
            <text:p>1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60" calcext:value-type="float">
            <text:p>1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80" calcext:value-type="float">
            <text:p>1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0" calcext:value-type="float">
            <text:p>1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20" calcext:value-type="float">
            <text:p>1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40" calcext:value-type="float">
            <text:p>1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60" calcext:value-type="float">
            <text:p>1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80" calcext:value-type="float">
            <text:p>1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00" calcext:value-type="float">
            <text:p>1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6]=&quot;x&quot;;&quot;x&quot;;IF([.R66]=&quot;-&quot;;&quot;-&quot;;&quot;&quot;))">
            <text:p/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 office:value-type="string" office:string-value="x" calcext:value-type="string">
            <text:p>x</text:p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20" calcext:value-type="float">
            <text:p>1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7]=&quot;x&quot;;&quot;x&quot;;IF([.R67]=&quot;-&quot;;&quot;-&quot;;&quot;&quot;))">
            <text:p/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 office:value-type="string" office:string-value="x" calcext:value-type="string">
            <text:p>x</text:p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40" calcext:value-type="float">
            <text:p>1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8]=&quot;x&quot;;&quot;x&quot;;IF([.R68]=&quot;-&quot;;&quot;-&quot;;&quot;&quot;))">
            <text:p/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 office:value-type="string" office:string-value="x" calcext:value-type="string">
            <text:p>x</text:p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60" calcext:value-type="float">
            <text:p>1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9]=&quot;x&quot;;&quot;x&quot;;IF([.R69]=&quot;-&quot;;&quot;-&quot;;&quot;&quot;))">
            <text:p/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 office:value-type="string" office:string-value="x" calcext:value-type="string">
            <text:p>x</text:p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80" calcext:value-type="float">
            <text:p>1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0]=&quot;x&quot;;&quot;x&quot;;IF([.R70]=&quot;-&quot;;&quot;-&quot;;&quot;&quot;))">
            <text:p/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 office:value-type="string" office:string-value="x" calcext:value-type="string">
            <text:p>x</text:p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00" calcext:value-type="float">
            <text:p>1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1]=&quot;x&quot;;&quot;x&quot;;IF([.R71]=&quot;-&quot;;&quot;-&quot;;&quot;&quot;))">
            <text:p/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 office:value-type="string" office:string-value="x" calcext:value-type="string">
            <text:p>x</text:p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20" calcext:value-type="float">
            <text:p>1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2]=&quot;x&quot;;&quot;x&quot;;IF([.R72]=&quot;-&quot;;&quot;-&quot;;&quot;&quot;))">
            <text:p/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 office:value-type="string" office:string-value="x" calcext:value-type="string">
            <text:p>x</text:p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40" calcext:value-type="float">
            <text:p>1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3]=&quot;x&quot;;&quot;x&quot;;IF([.R73]=&quot;-&quot;;&quot;-&quot;;&quot;&quot;))">
            <text:p/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 office:value-type="string" office:string-value="x" calcext:value-type="string">
            <text:p>x</text:p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60" calcext:value-type="float">
            <text:p>1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 office:value-type="string" office:string-value="x" calcext:value-type="string">
            <text:p>x</text:p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80" calcext:value-type="float">
            <text:p>1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 office:value-type="string" office:string-value="x" calcext:value-type="string">
            <text:p>x</text:p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00" calcext:value-type="float">
            <text:p>1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 office:value-type="string" office:string-value="x" calcext:value-type="string">
            <text:p>x</text:p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20" calcext:value-type="float">
            <text:p>1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 office:value-type="string" office:string-value="x" calcext:value-type="string">
            <text:p>x</text:p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40" calcext:value-type="float">
            <text:p>1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 office:value-type="string" office:string-value="x" calcext:value-type="string">
            <text:p>x</text:p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60" calcext:value-type="float">
            <text:p>1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 office:value-type="string" office:string-value="x" calcext:value-type="string">
            <text:p>x</text:p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80" calcext:value-type="float">
            <text:p>15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 office:value-type="string" office:string-value="x" calcext:value-type="string">
            <text:p>x</text:p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0" calcext:value-type="float">
            <text:p>16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 office:value-type="string" office:string-value="x" calcext:value-type="string">
            <text:p>x</text:p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20" calcext:value-type="float">
            <text:p>16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 office:value-type="string" office:string-value="x" calcext:value-type="string">
            <text:p>x</text:p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40" calcext:value-type="float">
            <text:p>16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 office:value-type="string" office:string-value="x" calcext:value-type="string">
            <text:p>x</text:p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60" calcext:value-type="float">
            <text:p>16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 office:value-type="string" office:string-value="x" calcext:value-type="string">
            <text:p>x</text:p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80" calcext:value-type="float">
            <text:p>16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 office:value-type="string" office:string-value="x" calcext:value-type="string">
            <text:p>x</text:p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00" calcext:value-type="float">
            <text:p>17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 office:value-type="string" office:string-value="x" calcext:value-type="string">
            <text:p>x</text:p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20" calcext:value-type="float">
            <text:p>17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 office:value-type="string" office:string-value="x" calcext:value-type="string">
            <text:p>x</text:p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40" calcext:value-type="float">
            <text:p>17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 office:value-type="string" office:string-value="x" calcext:value-type="string">
            <text:p>x</text:p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60" calcext:value-type="float">
            <text:p>17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 office:value-type="string" office:string-value="x" calcext:value-type="string">
            <text:p>x</text:p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80" calcext:value-type="float">
            <text:p>17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 office:value-type="string" office:string-value="x" calcext:value-type="string">
            <text:p>x</text:p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00" calcext:value-type="float">
            <text:p>18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 office:value-type="string" office:string-value="x" calcext:value-type="string">
            <text:p>x</text:p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20" calcext:value-type="float">
            <text:p>18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 office:value-type="string" office:string-value="x" calcext:value-type="string">
            <text:p>x</text:p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40" calcext:value-type="float">
            <text:p>18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 office:value-type="string" office:string-value="x" calcext:value-type="string">
            <text:p>x</text:p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60" calcext:value-type="float">
            <text:p>18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 office:value-type="string" office:string-value="x" calcext:value-type="string">
            <text:p>x</text:p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80" calcext:value-type="float">
            <text:p>18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 office:value-type="string" office:string-value="x" calcext:value-type="string">
            <text:p>x</text:p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00" calcext:value-type="float">
            <text:p>19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 office:value-type="string" office:string-value="x" calcext:value-type="string">
            <text:p>x</text:p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20" calcext:value-type="float">
            <text:p>19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 office:value-type="string" office:string-value="x" calcext:value-type="string">
            <text:p>x</text:p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40" calcext:value-type="float">
            <text:p>19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 office:value-type="string" office:string-value="x" calcext:value-type="string">
            <text:p>x</text:p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60" calcext:value-type="float">
            <text:p>19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 office:value-type="string" office:string-value="x" calcext:value-type="string">
            <text:p>x</text:p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80" calcext:value-type="float">
            <text:p>1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 office:value-type="string" office:string-value="x" calcext:value-type="string">
            <text:p>x</text:p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0" calcext:value-type="float">
            <text:p>2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 office:value-type="string" office:string-value="x" calcext:value-type="string">
            <text:p>x</text:p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 office:value-type="string" office:string-value="x" calcext:value-type="string">
            <text:p>x</text:p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 office:value-type="string" office:string-value="x" calcext:value-type="string">
            <text:p>x</text:p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 office:value-type="string" office:string-value="x" calcext:value-type="string">
            <text:p>x</text:p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 office:value-type="string" office:string-value="x" calcext:value-type="string">
            <text:p>x</text:p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 office:value-type="string" office:string-value="x" calcext:value-type="string">
            <text:p>x</text:p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 office:value-type="string" office:string-value="x" calcext:value-type="string">
            <text:p>x</text:p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 office:value-type="string" office:string-value="x" calcext:value-type="string">
            <text:p>x</text:p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 office:value-type="string" office:string-value="x" calcext:value-type="string">
            <text:p>x</text:p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 office:value-type="string" office:string-value="x" calcext:value-type="string">
            <text:p>x</text:p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 office:value-type="string" office:string-value="x" calcext:value-type="string">
            <text:p>x</text:p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 office:value-type="string" office:string-value="x" calcext:value-type="string">
            <text:p>x</text:p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 office:value-type="string" office:string-value="x" calcext:value-type="string">
            <text:p>x</text:p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 office:value-type="string" office:string-value="x" calcext:value-type="string">
            <text:p>x</text:p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 office:value-type="string" office:string-value="x" calcext:value-type="string">
            <text:p>x</text:p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 office:value-type="string" office:string-value="x" calcext:value-type="string">
            <text:p>x</text:p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 office:value-type="string" office:string-value="x" calcext:value-type="string">
            <text:p>x</text:p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 office:value-type="string" office:string-value="x" calcext:value-type="string">
            <text:p>x</text:p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 office:value-type="string" office:string-value="x" calcext:value-type="string">
            <text:p>x</text:p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 office:value-type="string" office:string-value="x" calcext:value-type="string">
            <text:p>x</text:p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 office:value-type="string" office:string-value="x" calcext:value-type="string">
            <text:p>x</text:p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 office:value-type="string" office:string-value="x" calcext:value-type="string">
            <text:p>x</text:p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 office:value-type="string" office:string-value="x" calcext:value-type="string">
            <text:p>x</text:p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 office:value-type="string" office:string-value="x" calcext:value-type="string">
            <text:p>x</text:p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 office:value-type="string" office:string-value="x" calcext:value-type="string">
            <text:p>x</text:p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 office:value-type="string" office:string-value="x" calcext:value-type="string">
            <text:p>x</text:p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 office:value-type="string" office:string-value="x" calcext:value-type="string">
            <text:p>x</text:p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 office:value-type="string" office:string-value="x" calcext:value-type="string">
            <text:p>x</text:p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 office:value-type="string" office:string-value="x" calcext:value-type="string">
            <text:p>x</text:p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1" table:number-columns-repeated="2"/>
          <table:table-cell table:number-columns-repeated="16371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4:Channels.O1048576 Channels.O1:Channels.O1 Channels.C1:Channels.E1048576 Channels.F1:Channels.H1 Channels.G130:Channels.H1048576 Channels.F3:Channels.F13 Channels.F18:Channels.F1048576 Channels.G28:Channels.H28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10" table:default-cell-style-name="ce16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number-columns-repeated="16362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2"/>
        <table:table-column table:style-name="co18" table:number-columns-repeated="2" table:default-cell-style-name="ce16"/>
        <table:table-column table:style-name="co19" table:default-cell-style-name="ce16"/>
        <table:table-column table:style-name="co19" table:default-cell-style-name="ce2"/>
        <table:table-column table:style-name="co20" table:default-cell-style-name="ce16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6"/>
        <table:table-column table:style-name="co17" table:default-cell-style-name="Default"/>
        <table:table-column table:style-name="co17" table:visibility="collapse" table:default-cell-style-name="ce16"/>
        <table:table-column table:style-name="co17" table:default-cell-style-name="Default"/>
        <table:table-column table:style-name="co17" table:default-cell-style-name="ce2"/>
        <table:table-column table:style-name="co18" table:default-cell-style-name="ce16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6"/>
        <table:table-column table:style-name="co25" table:default-cell-style-name="ce16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6"/>
        <table:table-column table:style-name="co26" table:default-cell-style-name="ce16"/>
        <table:table-column table:style-name="co19" table:visibility="collapse" table:default-cell-style-name="ce16"/>
        <table:table-column table:style-name="co23" table:default-cell-style-name="ce16"/>
        <table:table-column table:style-name="co23" table:default-cell-style-name="ce2"/>
        <table:table-column table:style-name="co27" table:default-cell-style-name="ce16"/>
        <table:table-column table:style-name="co24" table:default-cell-style-name="ce16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6"/>
        <table:table-column table:style-name="co17" table:number-columns-repeated="2" table:default-cell-style-name="Default"/>
        <table:table-column table:style-name="co17" table:visibility="collapse" table:default-cell-style-name="ce16"/>
        <table:table-column table:style-name="co27" table:number-columns-repeated="2" table:default-cell-style-name="ce16"/>
        <table:table-column table:style-name="co17" table:number-columns-repeated="2" table:default-cell-style-name="Default"/>
        <table:table-column table:style-name="co17" table:visibility="collapse" table:default-cell-style-name="ce16"/>
        <table:table-column table:style-name="co17" table:number-columns-repeated="2" table:default-cell-style-name="Default"/>
        <table:table-column table:style-name="co29" table:default-cell-style-name="ce16"/>
        <table:table-column table:style-name="co30" table:default-cell-style-name="ce16"/>
        <table:table-column table:style-name="co17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3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3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3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6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6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8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-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2" table:content-validation-name="val1"/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2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2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2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7"/>
          <table:table-cell table:number-columns-repeated="3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7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2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2" table:content-validation-name="val1"/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2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number-columns-repeated="8"/>
          <table:table-cell table:style-name="ce36"/>
          <table:table-cell table:style-name="ce39" table:content-validation-name="val17"/>
          <table:table-cell table:number-columns-repeated="9"/>
          <table:table-cell table:style-name="ce39" table:content-validation-name="val17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7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31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1" table:default-cell-style-name="ce48"/>
        <table:table-column table:style-name="co31" table:number-columns-repeated="2" table:default-cell-style-name="ce52"/>
        <table:table-column table:style-name="co31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14T14:08:08.121928153</dc:date>
    <meta:editing-cycles>287</meta:editing-cycles>
    <meta:editing-duration>P1DT7H27M51S</meta:editing-duration>
    <meta:generator>LibreOffice/7.4.2.3$MacOSX_X86_64 LibreOffice_project/382eef1f22670f7f4118c8c2dd222ec7ad009daf</meta:generator>
    <meta:document-statistic meta:table-count="5" meta:cell-count="7573" meta:object-count="0"/>
    <meta:user-defined meta:name="AppVersion">15.0000</meta:user-defined>
  </office:meta>
</office:document-meta>
</file>